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Helvetica, Arial, sans-serif, 'Apple Color Emoji', 'Segoe UI Emoji'"/>
  </office:font-face-decls>
  <office:automatic-styles>
    <style:style style:name="P1" style:family="paragraph" style:parent-style-name="Standard">
      <style:text-properties officeooo:rsid="00172dbc" officeooo:paragraph-rsid="00172dbc"/>
    </style:style>
    <style:style style:name="P2" style:family="paragraph" style:parent-style-name="Standard">
      <style:text-properties style:font-name="Times New Roman" fo:font-size="14pt" officeooo:rsid="00172dbc" officeooo:paragraph-rsid="00172dbc" style:font-size-asian="14pt" style:font-size-complex="14pt"/>
    </style:style>
    <style:style style:name="P3" style:family="paragraph" style:parent-style-name="Standard">
      <style:text-properties style:font-name="Times New Roman" fo:font-size="14pt" officeooo:rsid="00172dbc" officeooo:paragraph-rsid="00189574" style:font-size-asian="14pt" style:font-size-complex="14pt"/>
    </style:style>
    <style:style style:name="P4" style:family="paragraph" style:parent-style-name="Standard">
      <style:text-properties style:font-name="Times New Roman" fo:font-size="14pt" officeooo:rsid="00189574" officeooo:paragraph-rsid="00189574" style:font-size-asian="14pt" style:font-size-complex="14pt"/>
    </style:style>
    <style:style style:name="P5" style:family="paragraph" style:parent-style-name="Standard">
      <style:text-properties style:font-name="Times New Roman" fo:font-size="14pt" fo:font-weight="bold" officeooo:rsid="00172dbc" officeooo:paragraph-rsid="00172dbc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Times New Roman" fo:font-size="12pt" officeooo:rsid="001a382c" officeooo:paragraph-rsid="001a382c" style:font-size-asian="12pt" style:font-size-complex="12pt"/>
    </style:style>
    <style:style style:name="P7" style:family="paragraph" style:parent-style-name="Standard">
      <style:text-properties style:font-name="Times New Roman" fo:font-size="12pt" officeooo:rsid="001baec6" officeooo:paragraph-rsid="001baec6" style:font-size-asian="12pt" style:font-size-complex="12pt"/>
    </style:style>
    <style:style style:name="T1" style:family="text">
      <style:text-properties officeooo:rsid="00189574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text:tab/><text:tab/><text:tab/><text:tab/><text:tab/>Week – 1</text:p>
      <text:p text:style-name="P2"/>
      <text:p text:style-name="P5">1) Basics of Linux</text:p>
      <text:p text:style-name="P2"/>
      <text:p text:style-name="P6">Basic Commands:</text:p>
      <text:p text:style-name="P6"/>
      <text:p text:style-name="P6">Make a new directory: mkdir &lt;dirname&gt;</text:p>
      <text:p text:style-name="P6">Remove directory if it is empty else throw an error: rmdir &lt;dirname&gt;</text:p>
      <text:p text:style-name="P6">Copy file: cp &lt;source&gt; &lt;destination&gt;</text:p>
      <text:p text:style-name="P6">Create a new file: touch &lt;filename&gt;</text:p>
      <text:p text:style-name="P6">Delete a single file: rm &lt;filename&gt;</text:p>
      <text:p text:style-name="P6">Delete a whole folder: rm -r &lt;foldername&gt;</text:p>
      <text:p text:style-name="P6">Change working directory: cd &lt;path&gt;</text:p>
      <text:p text:style-name="P6">Move to parent directory: cd .. and Move to previous directory: cd -</text:p>
      <text:p text:style-name="P6">List contents of a folder: ls</text:p>
      <text:p text:style-name="P6">Print current directory: pwd</text:p>
      <text:p text:style-name="P6"/>
      <text:p text:style-name="P7">1) ls command and it’s variations</text:p>
      <text:p text:style-name="P7"/>
      <text:p text:style-name="P7"><text:span text:style-name="T2">ls -a </text:span>: command is used to list all the hidden and all the files in the system. Hidden files will be shown by . In the prefix.</text:p>
      <text:p text:style-name="P7"/>
      <text:p text:style-name="P7"><text:span text:style-name="T2">rename </text:span>: command is used to rename the file and various command can be used with it.</text:p>
      <text:p text:style-name="P2"/>
      <text:p text:style-name="P3">2) <text:span text:style-name="T1">Git and GitHub</text:span></text:p>
      <text:p text:style-name="P3"/>
      <text:p text:style-name="P3"/>
      <text:p text:style-name="P3"/>
      <text:p text:style-name="P4">3) Shell Scripting</text:p>
      <text:p text:style-name="P4">4) C/C++ and Makefiles</text:p>
      <text:p text:style-name="P4">5) Debugging with GDB</text:p>
      <text:p text:style-name="P4">6) xv6 installation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7T21:53:53.464939486</meta:creation-date>
    <meta:generator>LibreOffice/7.3.2.2$Linux_X86_64 LibreOffice_project/30$Build-2</meta:generator>
    <dc:date>2022-05-17T22:10:33.746270526</dc:date>
    <meta:editing-duration>PT15M33S</meta:editing-duration>
    <meta:editing-cycles>4</meta:editing-cycles>
    <meta:document-statistic meta:table-count="0" meta:image-count="0" meta:object-count="0" meta:page-count="1" meta:paragraph-count="21" meta:word-count="147" meta:character-count="799" meta:non-whitespace-character-count="666"/>
  </office:meta>
</office:document-meta>
</file>